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4SqlXmlHandler.getXmlAsCharacterStream( ResultSet rs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4SqlXmlHandler.getXmlAsString( ResultSet rs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4SqlXmlHandler.getXmlAsSource( ResultSet rs , String columnName , @ Nullable Class &lt; ? extends Source &gt; sourc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4SqlXmlHandler.newSqlXmlValue( final Class &lt; ? extends Result &gt; resultClass , final XmlResult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4SqlXmlHandler.getXmlAsString( ResultSet rs ,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4SqlXmlHandler.newSqlXmlValue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4SqlXmlHandler.provideXml( SQLXML xml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4SqlXmlHandler.getXmlAsCharacterStream( ResultSet rs ,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4SqlXmlValue.setValue( PreparedStatement ps , int param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4SqlXmlHandler.getXmlAsBinaryStream( ResultSet rs , String colum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4SqlXmlHandler.newSqlXmlValue( final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dbc4SqlXmlValue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4SqlXmlHandler.newSqlXmlValue( final XmlCharacterStream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4SqlXmlHandler.newSqlXmlValue( final XmlBinaryStream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4SqlXmlHandler.getXmlAsSource( ResultSet rs , int columnIndex , @ Nullable Class &lt; ? extends Source &gt; sourc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4SqlXmlHandler.getXmlAsBinaryStream( ResultSet rs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